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88cm" fo:margin-left="0.143cm" table:align="left"/>
    </style:style>
    <style:style style:name="Tableau1.A" style:family="table-column">
      <style:table-column-properties style:column-width="16.88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cm" fo:border="none"/>
    </style:style>
    <style:style style:name="Tableau1.A4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06bffc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6bffc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83e3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a46c6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3a531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paragraph-rsid="0006bffc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3e9c" officeooo:paragraph-rsid="000a46c6" style:font-weight-asian="bold" style:font-weight-complex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c733" officeooo:paragraph-rsid="000ec733" style:font-weight-asian="bold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0e716b" officeooo:paragraph-rsid="0013a531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4d034" officeooo:paragraph-rsid="0014d034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4fcc3" officeooo:paragraph-rsid="00167792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06bffc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a46c6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84f2c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ec733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ec733" officeooo:paragraph-rsid="000ec733" style:font-weight-asian="bold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abe02" officeooo:paragraph-rsid="00128ec6" style:font-weight-asian="bold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0abe02" officeooo:paragraph-rsid="000abe02" style:font-weight-asian="bold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bold" officeooo:rsid="001190fe" officeooo:paragraph-rsid="001190fe" style:font-weight-asian="bold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84f2c" officeooo:paragraph-rsid="00184f2c" style:font-weight-asian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fo:font-weight="normal" officeooo:rsid="001b5059" officeooo:paragraph-rsid="001b5059" style:font-weight-asian="normal" style:font-weight-complex="normal"/>
    </style:style>
    <style:style style:name="T1" style:family="text">
      <style:text-properties officeooo:rsid="0016b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fd7f" style:font-weight-asian="bold" style:font-weight-complex="bold"/>
    </style:style>
    <style:style style:name="T4" style:family="text">
      <style:text-properties fo:font-weight="bold" officeooo:rsid="000acec0" style:font-weight-asian="bold" style:font-weight-complex="bold"/>
    </style:style>
    <style:style style:name="T5" style:family="text">
      <style:text-properties fo:font-weight="bold" officeooo:rsid="000e3e9c" style:font-weight-asian="bold" style:font-weight-complex="bold"/>
    </style:style>
    <style:style style:name="T6" style:family="text">
      <style:text-properties fo:font-weight="bold" officeooo:rsid="00128ec6" style:font-weight-asian="bold" style:font-weight-complex="bold"/>
    </style:style>
    <style:style style:name="T7" style:family="text">
      <style:text-properties fo:font-weight="bold" officeooo:rsid="00083e33" style:font-weight-asian="bold" style:font-weight-complex="bold"/>
    </style:style>
    <style:style style:name="T8" style:family="text">
      <style:text-properties fo:font-weight="bold" officeooo:rsid="0012b17d" style:font-weight-asian="bold" style:font-weight-complex="bold"/>
    </style:style>
    <style:style style:name="T9" style:family="text">
      <style:text-properties fo:font-weight="bold" officeooo:rsid="0012fc5a" style:font-weight-asian="bold" style:font-weight-complex="bold"/>
    </style:style>
    <style:style style:name="T10" style:family="text">
      <style:text-properties fo:font-weight="bold" officeooo:rsid="000c82a7" style:font-weight-asian="bold" style:font-weight-complex="bold"/>
    </style:style>
    <style:style style:name="T11" style:family="text">
      <style:text-properties fo:font-weight="bold" officeooo:rsid="0013a531" style:font-weight-asian="bold" style:font-weight-complex="bold"/>
    </style:style>
    <style:style style:name="T12" style:family="text">
      <style:text-properties fo:font-weight="bold" officeooo:rsid="00106f0a" style:font-weight-asian="bold" style:font-weight-complex="bold"/>
    </style:style>
    <style:style style:name="T13" style:family="text">
      <style:text-properties fo:font-weight="bold" officeooo:rsid="001190fe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20db" style:font-weight-asian="normal" style:font-weight-complex="normal"/>
    </style:style>
    <style:style style:name="T16" style:family="text">
      <style:text-properties fo:font-weight="normal" officeooo:rsid="0022786c" style:font-weight-asian="normal" style:font-weight-complex="normal"/>
    </style:style>
    <style:style style:name="T17" style:family="text">
      <style:text-properties fo:font-weight="normal" officeooo:rsid="001634bd" style:font-weight-asian="normal" style:font-weight-complex="normal"/>
    </style:style>
    <style:style style:name="T18" style:family="text">
      <style:text-properties fo:font-weight="normal" officeooo:rsid="001190fe" style:font-weight-asian="normal" style:font-weight-complex="normal"/>
    </style:style>
    <style:style style:name="T19" style:family="text">
      <style:text-properties fo:font-weight="normal" officeooo:rsid="00167792" style:font-weight-asian="normal" style:font-weight-complex="normal"/>
    </style:style>
    <style:style style:name="T20" style:family="text">
      <style:text-properties fo:font-weight="normal" officeooo:rsid="00184f2c" style:font-weight-asian="normal" style:font-weight-complex="normal"/>
    </style:style>
    <style:style style:name="T21" style:family="text">
      <style:text-properties fo:font-weight="normal" officeooo:rsid="001b5059" style:font-weight-asian="normal" style:font-weight-complex="normal"/>
    </style:style>
    <style:style style:name="T22" style:family="text">
      <style:text-properties officeooo:rsid="001190fe"/>
    </style:style>
    <style:style style:name="T23" style:family="text">
      <style:text-properties officeooo:rsid="0012fc5a"/>
    </style:style>
    <style:style style:name="T24" style:family="text">
      <style:text-properties officeooo:rsid="0013a531"/>
    </style:style>
    <style:style style:name="T25" style:family="text">
      <style:text-properties officeooo:rsid="000c82a7"/>
    </style:style>
    <style:style style:name="T26" style:family="text">
      <style:text-properties officeooo:rsid="00106f0a"/>
    </style:style>
    <style:style style:name="T27" style:family="text">
      <style:text-properties officeooo:rsid="001b50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Strong_20_Emphasis">Cas n° </text:span><text:span text:style-name="Strong_20_Emphasis"><text:span text:style-name="T3">3</text:span></text:span></text:p>
            <text:p text:style-name="P7"><text:bookmark text:name="r-2111854"/>Nom : <text:span text:style-name="T23">Livrer</text:span></text:p>
            <text:p text:style-name="P2"><text:bookmark text:name="r-2111855"/><text:span text:style-name="Strong_20_Emphasis">Acteur(s) : </text:span><text:span text:style-name="Strong_20_Emphasis"><text:span text:style-name="T23">Livreur</text:span></text:span><text:line-break/><text:span text:style-name="Strong_20_Emphasis">Description : </text:span><text:span text:style-name="Strong_20_Emphasis"><text:span text:style-name="T23">Le livreur livre la pizza au client</text:span></text:span><text:line-break/><text:span text:style-name="Strong_20_Emphasis">Auteur :</text:span> <text:span text:style-name="T1">Jean-Martial LE MAGOROU</text:span><text:line-break/><text:span text:style-name="Strong_20_Emphasis">Date(s) : </text:span><text:span text:style-name="Strong_20_Emphasis"><text:span text:style-name="T23">23/03/2020</text:span></text:span></text:p>
            <text:p text:style-name="P3"><text:bookmark text:name="r-2130207"/><text:span text:style-name="Strong_20_Emphasis">Pré-conditions : </text:span><text:span text:style-name="Strong_20_Emphasis"><text:span text:style-name="T23">L’utilisateur est connecté au système – la commande </text:span></text:span><text:span text:style-name="Strong_20_Emphasis"><text:span text:style-name="T9">a</text:span></text:span><text:span text:style-name="Strong_20_Emphasis"><text:span text:style-name="T23"> le statut « en attente livraison »</text:span></text:span></text:p>
            <text:p text:style-name="P6"><text:span text:style-name="Strong_20_Emphasis">Démarrage : </text:span><text:span text:style-name="Strong_20_Emphasis"><text:span text:style-name="T25">Le statut de la commande a été positionné à ‘en attente livraison’ par le vendeur comptoir par le cas d’utilisation « </text:span></text:span><text:span text:style-name="Strong_20_Emphasis"><text:span text:style-name="T10">L</text:span></text:span><text:span text:style-name="Strong_20_Emphasis"><text:span text:style-name="T11">ivrer </text:span></text:span><text:span text:style-name="Strong_20_Emphasis"><text:span text:style-name="T25">– Consultation - Modification statut commande » </text:span></text:span></text:p>
          </table:table-cell>
        </table:table-row>
        <table:table-row table:style-name="Tableau1.2">
          <table:table-cell table:style-name="Tableau1.A4" office:value-type="string">
            <text:p text:style-name="P2"><text:span text:style-name="Strong_20_Emphasis">DESCRIPTION</text:span></text:p>
            <text:p text:style-name="P2"><text:bookmark text:name="r-2111859"/><text:span text:style-name="Strong_20_Emphasis">Le scénario nominal</text:span></text:p>
            <text:p text:style-name="P6"><text:span text:style-name="T22">1. - <text:s/></text:span><text:span text:style-name="T13">Le système</text:span><text:span text:style-name="T22"> fait appel au cas d’utilisation interne « Livrer– Consultation - <text:s/>Modification statut commande ». Le livreur sélectionne la commande et passe le statut à « en cours de livraison »</text:span></text:p>
            <text:p text:style-name="P10"><text:span text:style-name="T24">2</text:span>. - Le livreur se rend à l’adresse du client → utilisation système externe GPS</text:p>
            <text:p text:style-name="P11">3. - <text:span text:style-name="T26"><text:s/></text:span><text:span text:style-name="T12">le système</text:span><text:span text:style-name="T26"> fait appel au cas d’utilisation interne « </text:span>Gestion Commande<text:span text:style-name="T26"> - Choisir mode de règlement »</text:span></text:p>
            <text:p text:style-name="P12"><text:span text:style-name="T19">4</text:span><text:span text:style-name="T16"> – </text:span><text:span text:style-name="T2">Le système</text:span><text:span text:style-name="T14"> fait appel au cas d’utilisation interne « </text:span><text:span text:style-name="T18">Livrer– Consultation - <text:s/>Modification statut commande»</text:span><text:span text:style-name="T17"> - Le livreur passe la commande à « livrée » et « réglée »</text:span></text:p>
            <text:p text:style-name="P4"><text:span text:style-name="T4"/></text:p>
            <text:p text:style-name="P4"><text:span text:style-name="T4">Le</text:span><text:span text:style-name="T5">(s)</text:span><text:span text:style-name="T4"> scénario</text:span><text:span text:style-name="T5">(s)</text:span><text:span text:style-name="T4"> alternatif</text:span><text:span text:style-name="T5">(s)</text:span></text:p>
            <text:p text:style-name="P15"><text:span text:style-name="T20">3a. - Le client a réglé sur site → passe au point 4</text:span></text:p>
            <text:p text:style-name="P15"><text:span text:style-name="T20"/></text:p>
            <text:p text:style-name="P8">Le(s) scénario(s) d’exception</text:p>
            <text:p text:style-name="P21"><text:bookmark text:name="r-2111865"/><text:bookmark text:name="r-2111866"/>3a. - Les système de paiement ne fonctionne pas. <text:span text:style-name="T2">Le système </text:span>fait appel au cas d’utilisation interne «  <text:span text:style-name="T22">Livrer– Consultation - <text:s/>Modification statut commande » - </text:span>Le vendeur passe la commande à « annulée »</text:p>
          </table:table-cell>
        </table:table-row>
        <table:table-row table:style-name="Tableau1.1">
          <table:table-cell table:style-name="Tableau1.A1" office:value-type="string">
            <text:p text:style-name="P2"><text:span text:style-name="Strong_20_Emphasis"><text:span text:style-name="T6">FIN</text:span></text:span><text:span text:style-name="Strong_20_Emphasis"> :</text:span></text:p>
            <text:p text:style-name="P9"><text:span text:style-name="Strong_20_Emphasis">Scenario nominal : </text:span></text:p>
            <text:p text:style-name="P9"><text:span text:style-name="Strong_20_Emphasis"><text:s text:c="8"/></text:span><text:span text:style-name="Strong_20_Emphasis"><text:span text:style-name="T21">4 – Fin du process de commande/préparation/livraison</text:span></text:span></text:p>
            <text:p text:style-name="P9"><text:span text:style-name="Strong_20_Emphasis"><text:span text:style-name="T2">Scenario d’exception : </text:span></text:span></text:p>
            <text:p text:style-name="P13"><text:s text:c="8"/><text:span text:style-name="T27">3a – La commande est annulée <text:s text:c="7"/></text:span></text:p>
          </table:table-cell>
        </table:table-row>
        <table:table-row table:style-name="Tableau1.2">
          <table:table-cell table:style-name="Tableau1.A4" office:value-type="string">
            <text:p text:style-name="P5"><text:span text:style-name="Strong_20_Emphasis">P</text:span><text:span text:style-name="Strong_20_Emphasis"><text:span text:style-name="T6">OST-CONDITIONS</text:span></text:span><text:span text:style-name="Strong_20_Emphasis">:</text:span></text:p>
            <text:p text:style-name="P5"><text:bookmark text:name="r-21119001"/><text:bookmark text:name="r-21579131"/><text:bookmark text:name="r-21119031"/><text:span text:style-name="Strong_20_Emphasis">Scénario nominal – </text:span><text:span text:style-name="Strong_20_Emphasis"><text:span text:style-name="T27">exception </text:span></text:span><text:span text:style-name="Strong_20_Emphasis">: </text:span></text:p>
            <text:p text:style-name="P5"><text:span text:style-name="Strong_20_Emphasis"><text:s text:c="8"/></text:span><text:span text:style-name="Strong_20_Emphasis"><text:span text:style-name="T21">Fin du processus de commande</text:span></text:span></text:p>
            <text:p text:style-name="P5"><text:soft-page-break/><text:span text:style-name="Strong_20_Emphasis"><text:span text:style-name="T15"/></text:span></text:p>
          </table:table-cell>
        </table:table-row>
        <table:table-row table:style-name="Tableau1.2">
          <table:table-cell table:style-name="Tableau1.A1" office:value-type="string">
            <text:p text:style-name="P3"><text:span text:style-name="T8">COMPLÉMENTS</text:span><text:span text:style-name="T7"> : </text:span></text:p>
            <text:p text:style-name="P18">Ergonomie : </text:p>
            <text:p text:style-name="P22">La liste des commandes doit faire apparaître le lieu de livraison « ala uber » pour faciliter le travail de localisation du livreur.</text:p>
            <text:p text:style-name="P22">Le client ne doit pas savoir ou est le livreur mais doit avoir l’information : livraison en cours.</text:p>
            <text:p text:style-name="P18">Problèmes non résolus : </text:p>
            <text:p text:style-name="P22">Doit on mettre une remarque sur la fiche client en cas de commande annulée ?</text:p>
            <text:p text:style-name="P20">Performances attendues :</text:p>
            <text:p text:style-name="P22">GPS fluide et dynamique (doit tenir compte des fermetures de rues...)</text:p>
            <text:p text:style-name="P19">Contraintes techniques ou autres : </text:p>
            <text:p text:style-name="P22">Utilisation outils tiers pour le GPS → Voir solutions du marché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29T16:02:57.071354219</meta:creation-date>
    <dc:date>2020-03-23T19:45:56.279263251</dc:date>
    <meta:editing-duration>PT2H3M28S</meta:editing-duration>
    <meta:editing-cycles>13</meta:editing-cycles>
    <meta:generator>LibreOffice/6.3.5.2$Linux_X86_64 LibreOffice_project/30$Build-2</meta:generator>
    <meta:document-statistic meta:table-count="1" meta:image-count="0" meta:object-count="0" meta:page-count="2" meta:paragraph-count="33" meta:word-count="352" meta:character-count="2105" meta:non-whitespace-character-count="1734"/>
  </office:meta>
</office:document-meta>
</file>